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83e" officeooo:paragraph-rsid="000148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this is de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19-03-05T13:13:28.181000000</dc:date>
    <meta:editing-duration>PT16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</office:meta>
</office:document-meta>
</file>